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style:font-name="DejaVu Sans" officeooo:paragraph-rsid="001cafe8"/>
    </style:style>
    <style:style style:name="P2" style:family="paragraph" style:parent-style-name="Title">
      <style:text-properties style:font-name="DejaVu Sans" officeooo:paragraph-rsid="001cafe8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style:font-name="DejaVu Sans"/>
    </style:style>
    <style:style style:name="P4" style:family="paragraph" style:parent-style-name="Text_20_body" style:list-style-name="L1">
      <style:text-properties style:font-name="DejaVu Sans"/>
    </style:style>
    <style:style style:name="P5" style:family="paragraph" style:parent-style-name="Text_20_body" style:list-style-name="L2">
      <style:paragraph-properties fo:margin-top="0cm" fo:margin-bottom="0cm" style:contextual-spacing="false"/>
      <style:text-properties style:font-name="DejaVu Sans"/>
    </style:style>
    <style:style style:name="P6" style:family="paragraph" style:parent-style-name="Text_20_body" style:list-style-name="L2">
      <style:text-properties style:font-name="DejaVu Sans"/>
    </style:style>
    <style:style style:name="P7" style:family="paragraph" style:parent-style-name="Text_20_body" style:list-style-name="L3">
      <style:paragraph-properties fo:margin-top="0cm" fo:margin-bottom="0cm" style:contextual-spacing="false"/>
      <style:text-properties style:font-name="DejaVu Sans"/>
    </style:style>
    <style:style style:name="P8" style:family="paragraph" style:parent-style-name="Text_20_body" style:list-style-name="L3">
      <style:text-properties style:font-name="DejaVu Sans"/>
    </style:style>
    <style:style style:name="P9" style:family="paragraph" style:parent-style-name="Text_20_body" style:list-style-name="L4">
      <style:paragraph-properties fo:margin-top="0cm" fo:margin-bottom="0cm" style:contextual-spacing="false"/>
      <style:text-properties style:font-name="DejaVu Sans"/>
    </style:style>
    <style:style style:name="P10" style:family="paragraph" style:parent-style-name="Text_20_body" style:list-style-name="L4">
      <style:text-properties style:font-name="DejaVu Sans"/>
    </style:style>
    <style:style style:name="P11" style:family="paragraph" style:parent-style-name="Text_20_body" style:list-style-name="L5">
      <style:paragraph-properties fo:margin-top="0cm" fo:margin-bottom="0cm" style:contextual-spacing="false"/>
      <style:text-properties style:font-name="DejaVu Sans"/>
    </style:style>
    <style:style style:name="P12" style:family="paragraph" style:parent-style-name="Text_20_body" style:list-style-name="L5"/>
    <style:style style:name="P13" style:family="paragraph" style:parent-style-name="Text_20_body" style:list-style-name="L6">
      <style:paragraph-properties fo:margin-top="0cm" fo:margin-bottom="0cm" style:contextual-spacing="false"/>
      <style:text-properties style:font-name="DejaVu Sans"/>
    </style:style>
    <style:style style:name="P14" style:family="paragraph" style:parent-style-name="Text_20_body" style:list-style-name="L6">
      <style:text-properties style:font-name="DejaVu Sans"/>
    </style:style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8">
      <style:paragraph-properties fo:margin-top="0cm" fo:margin-bottom="0cm" style:contextual-spacing="false"/>
      <style:text-properties style:font-name="DejaVu Sans"/>
    </style:style>
    <style:style style:name="P18" style:family="paragraph" style:parent-style-name="Text_20_body" style:list-style-name="L8">
      <style:text-properties style:font-name="DejaVu Sans"/>
    </style:style>
    <style:style style:name="P19" style:family="paragraph" style:parent-style-name="Text_20_body" style:list-style-name="L9">
      <style:paragraph-properties fo:margin-top="0cm" fo:margin-bottom="0cm" style:contextual-spacing="false"/>
      <style:text-properties style:font-name="DejaVu Sans"/>
    </style:style>
    <style:style style:name="P20" style:family="paragraph" style:parent-style-name="Text_20_body" style:list-style-name="L9">
      <style:text-properties style:font-name="DejaVu Sans"/>
    </style:style>
    <style:style style:name="P21" style:family="paragraph" style:parent-style-name="Text_20_body" style:list-style-name="L10">
      <style:paragraph-properties fo:margin-top="0cm" fo:margin-bottom="0cm" style:contextual-spacing="false"/>
      <style:text-properties style:font-name="DejaVu Sans"/>
    </style:style>
    <style:style style:name="P22" style:family="paragraph" style:parent-style-name="Text_20_body" style:list-style-name="L10">
      <style:text-properties style:font-name="DejaVu Sans"/>
    </style:style>
    <style:style style:name="P23" style:family="paragraph" style:parent-style-name="Text_20_body" style:list-style-name="L11">
      <style:paragraph-properties fo:margin-top="0cm" fo:margin-bottom="0cm" style:contextual-spacing="false"/>
      <style:text-properties style:font-name="DejaVu Sans"/>
    </style:style>
    <style:style style:name="P24" style:family="paragraph" style:parent-style-name="Text_20_body" style:list-style-name="L11">
      <style:text-properties style:font-name="DejaVu Sans"/>
    </style:style>
    <style:style style:name="P25" style:family="paragraph" style:parent-style-name="Text_20_body">
      <style:text-properties style:font-name="DejaVu Sans"/>
    </style:style>
    <style:style style:name="T1" style:family="text">
      <style:text-properties officeooo:rsid="001cafe8"/>
    </style:style>
    <style:style style:name="T2" style:family="text">
      <style:text-properties style:font-name="DejaVu Sans"/>
    </style:style>
    <style:style style:name="T3" style:family="text">
      <style:text-properties style:font-name="DejaVu Sans" officeooo:rsid="00200c3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Maturitní otázka č.<text:span text:style-name="T1">5</text:span></text:p>
      <text:p text:style-name="P1"/>
      <text:p text:style-name="Subtitle"><text:span text:style-name="Strong_20_Emphasis">Location and Surroundings</text:span></text:p>
      <text:list text:style-name="L1">
        <text:list-item>
          <text:p text:style-name="P3">Jílové u Děčína is a town located in the Ústí nad Labem region in the north of the Czech Republic</text:p>
        </text:list-item>
        <text:list-item>
          <text:p text:style-name="P3">It is near the city of Děčín and lies at the foot of the Czech Saxon Switzerland region</text:p>
        </text:list-item>
        <text:list-item>
          <text:p text:style-name="P4">Close to the German border, it is surrounded by beautiful landscapes of forests and hills</text:p>
        </text:list-item>
      </text:list>
      <text:p text:style-name="Subtitle"><text:span text:style-name="Strong_20_Emphasis">History</text:span></text:p>
      <text:list text:style-name="L2">
        <text:list-item>
          <text:p text:style-name="P5">The town has a rich history dating back to the 14th century</text:p>
        </text:list-item>
        <text:list-item>
          <text:p text:style-name="P5">It was founded in the 1300s, originally as a settlement associated with mining and trade</text:p>
        </text:list-item>
        <text:list-item>
          <text:p text:style-name="P5">Over the centuries, it developed as a center for mining, particularly for gold and silver</text:p>
        </text:list-item>
        <text:list-item>
          <text:p text:style-name="P6">The town was part of the region under the rule of the Bohemian Kingdom and later the Austro-Hungarian Empire</text:p>
        </text:list-item>
      </text:list>
      <text:p text:style-name="Subtitle"><text:span text:style-name="Strong_20_Emphasis">Attractions</text:span></text:p>
      <text:list text:style-name="L3">
        <text:list-item>
          <text:p text:style-name="P7">Jílové u Děčína is home to historical buildings such as the local church and old mining facilities</text:p>
        </text:list-item>
        <text:list-item>
          <text:p text:style-name="P8">The surrounding natural areas, including the Czech Switzerland National Park, are popular for hiking, nature walks, and photography</text:p>
        </text:list-item>
      </text:list>
      <text:p text:style-name="Subtitle"><text:span text:style-name="Strong_20_Emphasis">Culture</text:span></text:p>
      <text:list text:style-name="L4">
        <text:list-item>
          <text:p text:style-name="P9">The town hosts several cultural events throughout the year, such as folk festivals and traditional Czech celebrations</text:p>
        </text:list-item>
        <text:list-item>
          <text:p text:style-name="P10">Local museums and galleries celebrate the town's mining heritage and cultural traditions</text:p>
        </text:list-item>
      </text:list>
      <text:p text:style-name="Subtitle"><text:span text:style-name="Strong_20_Emphasis">Mountains</text:span></text:p>
      <text:list text:style-name="L5">
        <text:list-item>
          <text:p text:style-name="P11">The area is famous for its proximity to the Czech and Saxon Switzerland National Parks, which offer numerous hiking trails</text:p>
        </text:list-item>
        <text:list-item>
          <text:p text:style-name="P11">The region is known for the Elbe Sandstone Mountains, providing stunning views and outdoor recreational activities</text:p>
        </text:list-item>
        <text:list-item>
          <text:p text:style-name="P12"><text:span text:style-name="Strong_20_Emphasis"><text:span text:style-name="T2">Sněžník</text:span></text:span><text:span text:style-name="T2"> is a prominent mountain near the town, offering breathtaking panoramic viewsIt is a popular spot for hikers and nature lovers</text:span></text:p>
        </text:list-item>
      </text:list>
      <text:p text:style-name="Subtitle"><text:soft-page-break/><text:span text:style-name="Strong_20_Emphasis">Population</text:span></text:p>
      <text:list text:style-name="L6">
        <text:list-item>
          <text:p text:style-name="P13">The population of Jílové u Děčína is around 3,000–4,000 people</text:p>
        </text:list-item>
        <text:list-item>
          <text:p text:style-name="P14">It is a small, quiet town that combines rural charm with proximity to larger cities like Děčín and Ústí nad Labem</text:p>
        </text:list-item>
      </text:list>
      <text:p text:style-name="Subtitle"><text:span text:style-name="Strong_20_Emphasis">Famous Landmarks and National Parks</text:span></text:p>
      <text:list text:style-name="L7">
        <text:list-item>
          <text:p text:style-name="P15"><text:span text:style-name="Strong_20_Emphasis"><text:span text:style-name="T2">Czech Switzerland National Park</text:span></text:span><text:span text:style-name="T2">: Famous for its dramatic sandstone formations, narrow gorges, and picturesque viewpoints</text:span></text:p>
        </text:list-item>
        <text:list-item>
          <text:p text:style-name="P15"><text:span text:style-name="Strong_20_Emphasis"><text:span text:style-name="T2">Děčín Castle</text:span></text:span><text:span text:style-name="T2">: Located nearby, this historic castle offers a glimpse into the region's noble past</text:span></text:p>
        </text:list-item>
        <text:list-item>
          <text:p text:style-name="P16"><text:span text:style-name="Strong_20_Emphasis"><text:span text:style-name="T2">Saxon Switzerland National Park</text:span></text:span><text:span text:style-name="T2">: Just across the border in Germany, it is one of the most visited natural reserves in the region</text:span></text:p>
        </text:list-item>
      </text:list>
      <text:p text:style-name="Subtitle"><text:span text:style-name="Strong_20_Emphasis"><text:span text:style-name="T3">R</text:span></text:span><text:span text:style-name="Strong_20_Emphasis"><text:span text:style-name="T2">ivers and Lakes</text:span></text:span></text:p>
      <text:list text:style-name="L8">
        <text:list-item>
          <text:p text:style-name="P17">The town is situated near the Elbe River, which provides scenic views and recreational opportunities like river cruises and fishing</text:p>
        </text:list-item>
        <text:list-item>
          <text:p text:style-name="P18">There are no significant lakes in the immediate area, but nearby regions offer various lakes and reservoirs</text:p>
        </text:list-item>
      </text:list>
      <text:p text:style-name="Subtitle"><text:span text:style-name="Strong_20_Emphasis">Economy and Infrastructure</text:span></text:p>
      <text:list text:style-name="L9">
        <text:list-item>
          <text:p text:style-name="P19">Historically, Jílové u Děčína was known for mining, but now it is mainly focused on tourism, agriculture, and local businesses</text:p>
        </text:list-item>
        <text:list-item>
          <text:p text:style-name="P20">The town is well-connected by road and public transport, making it easy to access from nearby Děčín and Ústí nad Labem</text:p>
        </text:list-item>
      </text:list>
      <text:p text:style-name="Subtitle"><text:span text:style-name="Strong_20_Emphasis">Schools and Education</text:span></text:p>
      <text:list text:style-name="L10">
        <text:list-item>
          <text:p text:style-name="P21">The town has a primary school and a secondary school</text:p>
        </text:list-item>
        <text:list-item>
          <text:p text:style-name="P22">Students usually continue their education in larger towns, where there are specialized high schools and vocational training centers</text:p>
        </text:list-item>
      </text:list>
      <text:p text:style-name="Subtitle"><text:span text:style-name="Strong_20_Emphasis">Interesting Facts</text:span></text:p>
      <text:list text:style-name="L11">
        <text:list-item>
          <text:p text:style-name="P23">The town’s mining history is still reflected in its local museums and heritage sites</text:p>
        </text:list-item>
        <text:list-item>
          <text:p text:style-name="P23">The town is surrounded by some of the most scenic parts of the Czech Republic, drawing tourists, hikers, and nature enthusiasts</text:p>
        </text:list-item>
        <text:list-item>
          <text:p text:style-name="P24">Sněžník mountain is a must-see for visitors and offers some of the best hiking routes in the region</text:p>
        </text:list-item>
      </text:list>
      <text:p text:style-name="P25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0T11:10:36.993000000</meta:creation-date>
    <dc:date>2025-03-20T11:34:00.381000000</dc:date>
    <meta:editing-duration>PT2M17S</meta:editing-duration>
    <meta:editing-cycles>5</meta:editing-cycles>
    <meta:generator>LibreOffice/24.8.5.2$Windows_X86_64 LibreOffice_project/fddf2685c70b461e7832239a0162a77216259f22</meta:generator>
    <meta:document-statistic meta:table-count="0" meta:image-count="0" meta:object-count="0" meta:page-count="2" meta:paragraph-count="40" meta:word-count="533" meta:character-count="3146" meta:non-whitespace-character-count="2682"/>
  </office:meta>
</office:document-meta>
</file>